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997cm"/>
    </style:style>
    <style:style style:name="co6" style:family="table-column">
      <style:table-column-properties fo:break-before="auto" style:column-width="4.304cm"/>
    </style:style>
    <style:style style:name="co7" style:family="table-column">
      <style:table-column-properties fo:break-before="auto" style:column-width="4.48cm"/>
    </style:style>
    <style:style style:name="co8" style:family="table-column">
      <style:table-column-properties fo:break-before="auto" style:column-width="3.953cm"/>
    </style:style>
    <style:style style:name="co9" style:family="table-column">
      <style:table-column-properties fo:break-before="auto" style:column-width="4.2cm"/>
    </style:style>
    <style:style style:name="co10" style:family="table-column">
      <style:table-column-properties fo:break-before="auto" style:column-width="2.108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language="en" fo:country="US" style:text-underline-mode="continuous" style:text-overline-mode="continuous" style:text-line-through-mode="continuous" style:font-name-asian="Droid Sans Fallback" style:language-asian="zh" style:country-asian="CN" style:font-name-complex="Calibri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Emp. Code</text:p>
          </table:table-cell>
          <table:table-cell table:style-name="ce1" office:value-type="string">
            <text:p>ESI No.</text:p>
          </table:table-cell>
          <table:table-cell table:style-name="ce1" office:value-type="string">
            <text:p>Emp.Name</text:p>
          </table:table-cell>
          <table:table-cell table:style-name="ce1" office:value-type="string">
            <text:p>No.Of Days worked</text:p>
          </table:table-cell>
          <table:table-cell table:style-name="ce1" office:value-type="string">
            <text:p>No.Of Shift worked</text:p>
          </table:table-cell>
          <table:table-cell table:style-name="ce4" office:value-type="string">
            <text:p>Total Earnings</text:p>
          </table:table-cell>
          <table:table-cell table:style-name="ce1" office:value-type="string">
            <text:p>Current Month Gross</text:p>
          </table:table-cell>
          <table:table-cell table:style-name="ce6" office:value-type="string">
            <text:p>Employer Contribution</text:p>
          </table:table-cell>
          <table:table-cell table:style-name="ce6" office:value-type="string">
            <text:p>Employee Contribution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0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2">
          <table:table-cell table:style-name="ce3" office:value-type="string">
            <text:p><text:a xlink:href="python://sequence+1" xlink:type="simple">sequence</text:a></text:p>
          </table:table-cell>
          <table:table-cell table:style-name="ce3" office:value-type="string">
            <text:p><text:a xlink:href="python://line.employee_id.employee_id%20or%20''" xlink:type="simple">employee_id</text:a></text:p>
          </table:table-cell>
          <table:table-cell table:style-name="ce3" office:value-type="string">
            <text:p><text:a xlink:href="python://get_esi_no(line.employee_id)" xlink:type="simple">get_esi_no</text:a></text:p>
          </table:table-cell>
          <table:table-cell table:style-name="ce3" office:value-type="string">
            <text:p><text:a xlink:href="python://line.employee_id.name%20+(line.employee_id.last_name%20and%20'%20'%20+line.employee_id.last_name%20or%20'')" xlink:type="simple">name</text:a></text:p>
          </table:table-cell>
          <table:table-cell table:style-name="ce3" office:value-type="string">
            <text:p><text:a xlink:href="python://get_no_of_day_work(line.employee_id)" xlink:type="simple">get_no_of_day_work</text:a></text:p>
          </table:table-cell>
          <table:table-cell table:style-name="ce3" office:value-type="string">
            <text:p><text:a xlink:href="python://get_no_of_shift_work(line.employee_id)" xlink:type="simple">get_no_of_shift_work</text:a></text:p>
          </table:table-cell>
          <table:table-cell table:style-name="ce5" office:value-type="string">
            <text:p><text:a xlink:href="python://get_gross_earning(line.employee_id)" xlink:type="simple">get_gross_earning</text:a></text:p>
          </table:table-cell>
          <table:table-cell table:style-name="ce5" office:value-type="string">
            <text:p><text:a xlink:href="python://get_gross(line.employee_id)" xlink:type="simple">get_gross</text:a></text:p>
          </table:table-cell>
          <table:table-cell table:style-name="ce5" office:value-type="string">
            <text:p><text:a xlink:href="python://get_esi_employer(line.employee_id)" xlink:type="simple">get_esi_employer</text:a></text:p>
          </table:table-cell>
          <table:table-cell table:style-name="ce5" office:value-type="string">
            <text:p><text:a xlink:href="python://get_esi_employee(line.employee_id)" xlink:type="simple">get_esi_employee</text:a>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2" table:number-rows-repeated="1048560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5005" number:language="en" number:country="US">
      <number:number number:decimal-places="2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5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Dev127 </dc:creator>
    <meta:creation-date>2015-04-27T23:50:52</meta:creation-date>
    <dc:date>2015-05-07T22:46:15</dc:date>
    <meta:generator>LibreOffice/3.5$Linux_x86 LibreOffice_project/350m1$Build-2</meta:generator>
    <meta:editing-duration>PT1H7M13S</meta:editing-duration>
    <meta:editing-cycles>26</meta:editing-cycles>
    <meta:document-statistic meta:table-count="1" meta:cell-count="2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